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" style:family="table">
      <style:table-properties style:width="27.16cm" table:align="margins"/>
    </style:style>
    <style:style style:name="TABELA.A" style:family="table-column">
      <style:table-column-properties style:column-width="27.16cm" style:rel-column-width="65535*"/>
    </style:style>
    <style:style style:name="TABELA.1" style:family="table-row">
      <style:table-row-properties style:min-row-height="1.199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" style:family="table">
      <style:table-properties style:width="27.16cm" table:align="margins"/>
    </style:style>
    <style:style style:name="Tabela2.A" style:family="table-column">
      <style:table-column-properties style:column-width="13.58cm" style:rel-column-width="32767*"/>
    </style:style>
    <style:style style:name="Tabela2.B" style:family="table-column">
      <style:table-column-properties style:column-width="13.58cm" style:rel-column-width="32768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3" style:family="table">
      <style:table-properties style:width="27.16cm" table:align="left"/>
    </style:style>
    <style:style style:name="Tabela3.A" style:family="table-column">
      <style:table-column-properties style:column-width="1.298cm"/>
    </style:style>
    <style:style style:name="Tabela3.B" style:family="table-column">
      <style:table-column-properties style:column-width="2.214cm"/>
    </style:style>
    <style:style style:name="Tabela3.C" style:family="table-column">
      <style:table-column-properties style:column-width="8.996cm"/>
    </style:style>
    <style:style style:name="Tabela3.D" style:family="table-column">
      <style:table-column-properties style:column-width="9.693cm"/>
    </style:style>
    <style:style style:name="Tabela3.E" style:family="table-column">
      <style:table-column-properties style:column-width="4.96cm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style:vertical-align="middle" fo:padding="0.097cm" fo:border="0.05pt solid #000000"/>
    </style:style>
    <style:style style:name="FUNCIONARIOS" style:family="table">
      <style:table-properties style:width="27.16cm" table:align="left"/>
    </style:style>
    <style:style style:name="FUNCIONARIOS.A" style:family="table-column">
      <style:table-column-properties style:column-width="1.298cm"/>
    </style:style>
    <style:style style:name="FUNCIONARIOS.B" style:family="table-column">
      <style:table-column-properties style:column-width="2.214cm"/>
    </style:style>
    <style:style style:name="FUNCIONARIOS.C" style:family="table-column">
      <style:table-column-properties style:column-width="8.996cm"/>
    </style:style>
    <style:style style:name="FUNCIONARIOS.D" style:family="table-column">
      <style:table-column-properties style:column-width="9.693cm"/>
    </style:style>
    <style:style style:name="FUNCIONARIOS.E" style:family="table-column">
      <style:table-column-properties style:column-width="4.96cm"/>
    </style:style>
    <style:style style:name="FUNCIONARIOS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FUNCIONARIOS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P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P4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P5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P6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2pt" officeooo:paragraph-rsid="00af5065" style:font-size-asian="1.75pt" style:font-size-complex="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af5065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6pt" officeooo:paragraph-rsid="0090d3d8" style:font-size-asian="5.25pt" style:font-size-complex="6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af5065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0d3d8" officeooo:paragraph-rsid="00af5065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style:font-name="Times New Roman" fo:font-size="10pt" fo:font-weight="bold" officeooo:rsid="009fdc14" officeooo:paragraph-rsid="00af5065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rsid="00956913" officeooo:paragraph-rsid="0090d3d8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 fo:padding="0cm" fo:border="none" style:shadow="none"/>
      <style:text-properties officeooo:rsid="0027c5bd" officeooo:paragraph-rsid="00af5065"/>
    </style:style>
    <style:style style:name="P15" style:family="paragraph" style:parent-style-name="Table_20_Contents">
      <style:paragraph-properties fo:text-align="start" style:justify-single-word="false" fo:padding="0cm" fo:border="none" style:shadow="none"/>
      <style:text-properties officeooo:rsid="0027c5bd" officeooo:paragraph-rsid="00af5065"/>
    </style:style>
    <style:style style:name="P16" style:family="paragraph" style:parent-style-name="Standard">
      <style:text-properties fo:font-size="2pt" officeooo:paragraph-rsid="002ec58f" style:font-size-asian="1.75pt" style:font-size-complex="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0abe7" officeooo:paragraph-rsid="00af5065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b2874a" officeooo:paragraph-rsid="00b2874a" style:font-size-asian="10pt" style:font-weight-asian="bold" style:font-size-complex="10pt" style:font-weight-complex="bold"/>
    </style:style>
    <style:style style:name="T1" style:family="text">
      <style:text-properties officeooo:rsid="0088ebbe"/>
    </style:style>
    <style:style style:name="T2" style:family="text">
      <style:text-properties officeooo:rsid="0018185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Times New Roman" fo:font-size="10pt" fo:font-weight="bold" officeooo:rsid="0085650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fo:font-weight="bold" officeooo:rsid="0090d3d8" style:font-size-asian="10pt" style:font-weight-asian="bold" style:font-size-complex="10pt" style:font-weight-complex="bold"/>
    </style:style>
    <style:style style:name="T7" style:family="text">
      <style:text-properties style:font-name="Times New Roman" fo:font-size="9pt" fo:font-weight="normal" officeooo:rsid="0085650d" style:font-size-asian="9pt" style:font-weight-asian="normal" style:font-size-complex="9pt" style:font-weight-complex="normal"/>
    </style:style>
    <style:style style:name="T8" style:family="text">
      <style:text-properties style:font-name="Times New Roman" fo:font-size="9pt" officeooo:rsid="009e2ad2" style:font-size-asian="9pt" style:font-size-complex="9pt"/>
    </style:style>
    <style:style style:name="T9" style:family="text">
      <style:text-properties style:font-name="Times New Roman" fo:font-size="9pt" officeooo:rsid="009eb7a2" style:font-size-asian="9pt" style:font-size-complex="9pt"/>
    </style:style>
    <style:style style:name="T10" style:family="text">
      <style:text-properties officeooo:rsid="00b5c658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3">[RELATORIO]</text:p>
          </table:table-cell>
        </table:table-row>
      </table:table>
      <text:p text:style-name="P16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[ESCOLA] – [MUNICIPIO] / <text:span text:style-name="T10">CÓDIGO INEP: </text:span>[INEP]</text:p>
          </table:table-cell>
          <table:table-cell table:style-name="Tabela2.B1" office:value-type="string">
            <text:p text:style-name="P18">[N_SERVIDORES]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0"><text:span text:style-name="Source_20_Text"><text:span text:style-name="T5">Ordem</text:span></text:span></text:p>
          </table:table-cell>
          <table:table-cell table:style-name="Tabela3.A1" office:value-type="string">
            <text:p text:style-name="P10"><text:span text:style-name="Source_20_Text"><text:span text:style-name="T6">Matrícula</text:span></text:span></text:p>
          </table:table-cell>
          <table:table-cell table:style-name="Tabela3.A1" office:value-type="string">
            <text:p text:style-name="P11">Nome</text:p>
          </table:table-cell>
          <table:table-cell table:style-name="Tabela3.A1" office:value-type="string">
            <text:p text:style-name="P11">Cargo</text:p>
          </table:table-cell>
          <table:table-cell table:style-name="Tabela3.E1" office:value-type="string">
            <text:p text:style-name="P12">Categoria</text:p>
          </table:table-cell>
        </table:table-row>
      </table:table>
      <text:p text:style-name="P7"/>
      <table:table table:name="FUNCIONARIOS" table:style-name="FUNCIONARIOS">
        <table:table-column table:style-name="FUNCIONARIOS.A"/>
        <table:table-column table:style-name="FUNCIONARIOS.B"/>
        <table:table-column table:style-name="FUNCIONARIOS.C"/>
        <table:table-column table:style-name="FUNCIONARIOS.D"/>
        <table:table-column table:style-name="FUNCIONARIOS.E"/>
        <table:table-row>
          <table:table-cell table:style-name="FUNCIONARIOS.A1" office:value-type="string">
            <text:p text:style-name="P10"><text:span text:style-name="Source_20_Text"><text:span text:style-name="T7">[ORDEM]</text:span></text:span></text:p>
          </table:table-cell>
          <table:table-cell table:style-name="FUNCIONARIOS.A1" office:value-type="string">
            <text:p text:style-name="P14"><text:span text:style-name="Source_20_Text"><text:span text:style-name="T8">[MATRICULA]</text:span></text:span></text:p>
          </table:table-cell>
          <table:table-cell table:style-name="FUNCIONARIOS.A1" office:value-type="string">
            <text:p text:style-name="P15"><text:span text:style-name="Source_20_Text"><text:span text:style-name="T8">[FUNCIONARIO]</text:span></text:span></text:p>
          </table:table-cell>
          <table:table-cell table:style-name="FUNCIONARIOS.A1" office:value-type="string">
            <text:p text:style-name="P15"><text:span text:style-name="Source_20_Text"><text:span text:style-name="T8">[CARGO]</text:span></text:span></text:p>
          </table:table-cell>
          <table:table-cell table:style-name="FUNCIONARIOS.E1" office:value-type="string">
            <text:p text:style-name="P14"><text:span text:style-name="Source_20_Text"><text:span text:style-name="T9">[CATEGORIA]</text:span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7.16cm" table:align="margins"/>
    </style:style>
    <style:style style:name="Tabela1.A" style:family="table-column">
      <style:table-column-properties style:column-width="6.456cm" style:rel-column-width="15579*"/>
    </style:style>
    <style:style style:name="Tabela1.B" style:family="table-column">
      <style:table-column-properties style:column-width="15.617cm" style:rel-column-width="37682*"/>
    </style:style>
    <style:style style:name="Tabela1.C" style:family="table-column">
      <style:table-column-properties style:column-width="5.087cm" style:rel-column-width="12274*"/>
    </style:style>
    <style:style style:name="Tabela1.1" style:family="table-row">
      <style:table-row-properties style:min-row-height="0.891cm"/>
    </style:style>
    <style:style style:name="Tabela1.A1" style:family="table-cell">
      <style:table-cell-properties style:vertical-align="botto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1" style:font-size-complex="6pt"/>
    </style:style>
    <style:style style:name="M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rsid="0088ebbe" officeooo:paragraph-rsid="0088ebbe" style:font-size-asian="6pt" style:font-name-complex="Arial1" style:font-size-complex="6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8pt" fo:font-weight="bold" officeooo:rsid="0094cfc7" officeooo:paragraph-rsid="00978a4c" style:font-size-asian="8pt" style:font-weight-asian="bold" style:font-name-complex="Arial1" style:font-size-complex="8pt" style:font-weight-complex="bold"/>
    </style:style>
    <style:style style:name="MP4" style:family="paragraph" style:parent-style-name="Footer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  <style:text-properties style:font-name="Times New Roman" fo:font-size="7pt" fo:font-weight="normal" officeooo:rsid="0060a6f1" officeooo:paragraph-rsid="009a957a" style:font-size-asian="7pt" style:font-weight-asian="normal" style:font-name-complex="Arial1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1" style:font-size-complex="6pt"/>
    </style:style>
    <style:style style:name="MP6" style:family="paragraph" style:parent-style-name="Footer">
      <style:paragraph-properties fo:text-align="center" style:justify-single-word="false"/>
      <style:text-properties fo:color="#000000" style:font-name="Arial" fo:font-size="6pt" fo:font-weight="normal" officeooo:rsid="0060a6f1" officeooo:paragraph-rsid="004231d0" style:font-size-asian="5.25pt" style:font-weight-asian="normal" style:font-name-complex="Arial1" style:font-size-complex="6pt" style:font-weight-complex="normal"/>
    </style:style>
    <style:style style:name="MT1" style:family="text">
      <style:text-properties officeooo:rsid="0088ebbe"/>
    </style:style>
    <style:style style:name="MT2" style:family="text">
      <style:text-properties officeooo:rsid="0018185d"/>
    </style:style>
    <style:style style:name="MT3" style:family="text">
      <style:text-properties fo:color="#000000" fo:font-weight="normal" style:font-weight-asian="normal" style:font-weight-complex="normal"/>
    </style:style>
    <style:style style:name="M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64cm" fo:margin-bottom="0.65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cm" fo:margin-left="0cm" fo:margin-right="0cm" fo:margin-bottom="0.499cm"/>
      </style:header-style>
      <style:footer-style>
        <style:header-footer-properties svg:height="1.704cm" fo:margin-left="0cm" fo:margin-right="0cm" fo:margin-top="0.3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m2" text:anchor-type="paragraph" svg:x="10.56cm" svg:y="0.023cm" svg:width="6.04cm" svg:height="2.526cm" draw:z-index="1"><draw:image xlink:href="Pictures/10000201000003350000016215C0FB66.png" xlink:type="simple" xlink:show="embed" xlink:actuate="onLoad"/></draw:frame></text:p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Emi<text:span text:style-name="MT1">ssão:</text:span> <text:span text:style-name="MT2">.</text:span><text:span text:style-name="MT2"><text:date style:data-style-name="N37" text:date-value="2015-11-05T11:32:54.835944199" text:fixed="true">05/11/15</text:date></text:span></text:p>
              <text:p text:style-name="MP2">Responsável: [EMISSOR]</text:p>
            </table:table-cell>
            <table:table-cell office:value-type="string">
              <text:p text:style-name="MP3">[RELATORIO]</text:p>
              <text:p text:style-name="MP4"><text:span text:style-name="Strong_20_Emphasis"><text:span text:style-name="MT3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/text:span></text:span><text:span text:style-name="Strong_20_Emphasis"><text:span text:style-name="MT4">Sistema de Gerenciamento Educacional – SIGED</text:span>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6-06-08T10:29:25.215934931</dc:date>
    <meta:editing-duration>PT7H26M12S</meta:editing-duration>
    <meta:editing-cycles>176</meta:editing-cycles>
    <meta:generator>LibreOffice/4.2.8.2$Linux_X86_64 LibreOffice_project/420m0$Build-2</meta:generator>
    <meta:document-statistic meta:table-count="5" meta:image-count="2" meta:object-count="0" meta:page-count="1" meta:paragraph-count="18" meta:word-count="32" meta:character-count="258" meta:non-whitespace-character-count="242"/>
  </office:meta>
</office:document-meta>
</file>